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1e2723" style:font-style-asian="italic" style:font-style-complex="italic"/>
    </style:style>
    <style:style style:name="P2" style:family="paragraph" style:parent-style-name="Text_20_body">
      <style:text-properties officeooo:rsid="00200fc7" officeooo:paragraph-rsid="00200fc7"/>
    </style:style>
    <style:style style:name="P3" style:family="paragraph" style:parent-style-name="Text_20_body">
      <style:text-properties officeooo:rsid="0021ee3a" officeooo:paragraph-rsid="0021ee3a"/>
    </style:style>
    <style:style style:name="P4" style:family="paragraph" style:parent-style-name="Text_20_body">
      <style:text-properties officeooo:rsid="0022d62c" officeooo:paragraph-rsid="0022d62c"/>
    </style:style>
    <style:style style:name="P5" style:family="paragraph" style:parent-style-name="Text_20_body">
      <style:text-properties officeooo:rsid="00239cc7" officeooo:paragraph-rsid="00239cc7"/>
    </style:style>
    <style:style style:name="P6" style:family="paragraph" style:parent-style-name="Text_20_body">
      <style:text-properties officeooo:rsid="00239cc7" officeooo:paragraph-rsid="00260d6e"/>
    </style:style>
    <style:style style:name="P7" style:family="paragraph" style:parent-style-name="Text_20_body">
      <style:text-properties officeooo:rsid="00239cc7" officeooo:paragraph-rsid="002969f9"/>
    </style:style>
    <style:style style:name="P8" style:family="paragraph" style:parent-style-name="Text_20_body">
      <style:text-properties officeooo:rsid="002b1b0a" officeooo:paragraph-rsid="002b1b0a"/>
    </style:style>
    <style:style style:name="P9" style:family="paragraph" style:parent-style-name="Text_20_body">
      <style:text-properties officeooo:rsid="0031becb" officeooo:paragraph-rsid="0031becb"/>
    </style:style>
    <style:style style:name="P10" style:family="paragraph" style:parent-style-name="Text_20_body">
      <style:text-properties officeooo:rsid="00325830" officeooo:paragraph-rsid="00325830"/>
    </style:style>
    <style:style style:name="P11" style:family="paragraph" style:parent-style-name="Title">
      <style:text-properties fo:language="en" fo:country="US" officeooo:paragraph-rsid="001e2723"/>
    </style:style>
    <style:style style:name="P12" style:family="paragraph" style:parent-style-name="Text_20_body">
      <style:text-properties fo:language="en" fo:country="US" officeooo:rsid="00200fc7" officeooo:paragraph-rsid="00200fc7"/>
    </style:style>
    <style:style style:name="P13" style:family="paragraph" style:parent-style-name="Text_20_body">
      <style:text-properties fo:language="en" fo:country="US" officeooo:rsid="0021ee3a" officeooo:paragraph-rsid="0021ee3a"/>
    </style:style>
    <style:style style:name="P14" style:family="paragraph" style:parent-style-name="Text_20_body">
      <style:text-properties style:text-position="0% 100%" officeooo:rsid="0031becb" officeooo:paragraph-rsid="0031becb"/>
    </style:style>
    <style:style style:name="P15" style:family="paragraph" style:parent-style-name="Text_20_body">
      <style:text-properties style:text-position="0% 100%" officeooo:rsid="00325830" officeooo:paragraph-rsid="00325830"/>
    </style:style>
    <style:style style:name="P16" style:family="paragraph" style:parent-style-name="Text_20_body">
      <style:text-properties style:text-position="0% 100%" officeooo:rsid="00353e48" officeooo:paragraph-rsid="00353e48"/>
    </style:style>
    <style:style style:name="P17" style:family="paragraph" style:parent-style-name="Text_20_body">
      <style:text-properties officeooo:paragraph-rsid="0049660e"/>
    </style:style>
    <style:style style:name="P18" style:family="paragraph" style:parent-style-name="Text_20_body">
      <style:text-properties officeooo:paragraph-rsid="004bbe97"/>
    </style:style>
    <style:style style:name="P19" style:family="paragraph" style:parent-style-name="Heading_20_1">
      <style:text-properties fo:language="en" fo:country="US" officeooo:paragraph-rsid="001e2723"/>
    </style:style>
    <style:style style:name="T1" style:family="text">
      <style:text-properties fo:language="en" fo:country="US"/>
    </style:style>
    <style:style style:name="T2" style:family="text">
      <style:text-properties fo:language="en" fo:country="US" officeooo:rsid="0022d62c"/>
    </style:style>
    <style:style style:name="T3" style:family="text">
      <style:text-properties fo:language="en" fo:country="US" officeooo:rsid="002b1b0a"/>
    </style:style>
    <style:style style:name="T4" style:family="text">
      <style:text-properties style:text-position="0% 100%"/>
    </style:style>
    <style:style style:name="T5" style:family="text">
      <style:text-properties style:text-position="0% 100%" fo:language="en" fo:country="US" officeooo:rsid="002b1b0a"/>
    </style:style>
    <style:style style:name="T6" style:family="text">
      <style:text-properties style:text-position="0% 100%" fo:language="en" fo:country="US" officeooo:rsid="002cda93"/>
    </style:style>
    <style:style style:name="T7" style:family="text">
      <style:text-properties style:text-position="0% 100%" officeooo:rsid="0024c177"/>
    </style:style>
    <style:style style:name="T8" style:family="text">
      <style:text-properties style:text-position="0% 100%" officeooo:rsid="00260d6e"/>
    </style:style>
    <style:style style:name="T9" style:family="text">
      <style:text-properties style:text-position="0% 100%" officeooo:rsid="002969f9"/>
    </style:style>
    <style:style style:name="T10" style:family="text">
      <style:text-properties style:text-position="0% 100%" officeooo:rsid="002b1b0a"/>
    </style:style>
    <style:style style:name="T11" style:family="text">
      <style:text-properties style:text-position="0% 100%" officeooo:rsid="003015aa"/>
    </style:style>
    <style:style style:name="T12" style:family="text">
      <style:text-properties style:text-position="0% 100%" officeooo:rsid="00325830"/>
    </style:style>
    <style:style style:name="T13" style:family="text">
      <style:text-properties style:text-position="0% 100%" officeooo:rsid="00345376"/>
    </style:style>
    <style:style style:name="T14" style:family="text">
      <style:text-properties style:text-position="0% 100%" officeooo:rsid="0035ff5d"/>
    </style:style>
    <style:style style:name="T15" style:family="text">
      <style:text-properties style:text-position="0% 100%" officeooo:rsid="0038ae07"/>
    </style:style>
    <style:style style:name="T16" style:family="text">
      <style:text-properties style:text-position="0% 100%" officeooo:rsid="003accfa"/>
    </style:style>
    <style:style style:name="T17" style:family="text">
      <style:text-properties style:text-position="0% 100%" officeooo:rsid="003b6339"/>
    </style:style>
    <style:style style:name="T18" style:family="text">
      <style:text-properties style:text-position="0% 100%" officeooo:rsid="00353e48"/>
    </style:style>
    <style:style style:name="T19" style:family="text">
      <style:text-properties style:text-position="0% 100%" officeooo:rsid="0049660e"/>
    </style:style>
    <style:style style:name="T20" style:family="text">
      <style:text-properties style:text-position="0% 100%" officeooo:rsid="004b00d6"/>
    </style:style>
    <style:style style:name="T21" style:family="text">
      <style:text-properties style:text-position="0% 100%" officeooo:rsid="004bbe97"/>
    </style:style>
    <style:style style:name="T22" style:family="text">
      <style:text-properties style:text-position="sub 58%"/>
    </style:style>
    <style:style style:name="T23" style:family="text">
      <style:text-properties style:text-position="sub 58%" fo:language="en" fo:country="US" officeooo:rsid="002b1b0a"/>
    </style:style>
    <style:style style:name="T24" style:family="text">
      <style:text-properties style:text-position="sub 58%" officeooo:rsid="00260d6e"/>
    </style:style>
    <style:style style:name="T25" style:family="text">
      <style:text-properties style:text-position="sub 58%" officeooo:rsid="002969f9"/>
    </style:style>
    <style:style style:name="T26" style:family="text">
      <style:text-properties style:text-position="sub 58%" officeooo:rsid="003015aa"/>
    </style:style>
    <style:style style:name="T27" style:family="text">
      <style:text-properties officeooo:rsid="001e2723"/>
    </style:style>
    <style:style style:name="T28" style:family="text">
      <style:text-properties officeooo:rsid="00239cc7"/>
    </style:style>
    <style:style style:name="T29" style:family="text">
      <style:text-properties officeooo:rsid="003015a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to machine learning Exercise set <text:span text:style-name="T27">4</text:span> report</text:p>
      <text:p text:style-name="P1">Elias Annila 014328901</text:p>
      <text:h text:style-name="P19" text:outline-level="1">Pen and paper:</text:h>
      <text:p text:style-name="P12">1.</text:p>
      <text:p text:style-name="P2"><text:span text:style-name="T1">Intuitively it would seem that set </text:span><text:span text:style-name="T2">A</text:span><text:span text:style-name="T1"> is more pure as it has larger fraction of </text:span><text:span text:style-name="T2">A</text:span><text:span text:style-name="T1">udis, the dominant class, </text:span><text:span text:style-name="T2">on the other hand set B has clearer difference between Volvos and Toyotas</text:span><text:span text:style-name="T1">. </text:span><text:span text:style-name="T3">As in the slides let k be number of classes and p</text:span><text:span text:style-name="T23">i </text:span><text:span text:style-name="T5"><text:s/></text:span><text:span text:style-name="T6">fraction representing class i</text:span></text:p>
      <text:p text:style-name="P12">Entropy:</text:p>
      <text:p text:style-name="P12"><draw:frame draw:style-name="fr1" draw:name="Object1" text:anchor-type="as-char" svg:y="-0.2811in" svg:width="4.8165in" svg:height="0.4492in" draw:z-index="0"><draw:object xlink:href="./Object 1" xlink:type="simple" xlink:show="embed" xlink:actuate="onLoad"/><draw:image xlink:href="./ObjectReplacements/Object 1" xlink:type="simple" xlink:show="embed" xlink:actuate="onLoad"/></draw:frame></text:p>
      <text:p text:style-name="P12"><draw:frame draw:style-name="fr1" draw:name="Object2" text:anchor-type="as-char" svg:y="-0.2811in" svg:width="4.8055in" svg:height="0.4492in" draw:z-index="1"><draw:object xlink:href="./Object 2" xlink:type="simple" xlink:show="embed" xlink:actuate="onLoad"/><draw:image xlink:href="./ObjectReplacements/Object 2" xlink:type="simple" xlink:show="embed" xlink:actuate="onLoad"/><svg:desc>formula</svg:desc></draw:frame></text:p>
      <text:p text:style-name="P13">Gini:</text:p>
      <text:p text:style-name="P13"><draw:frame draw:style-name="fr1" draw:name="Object3" text:anchor-type="as-char" svg:y="-0.2811in" svg:width="3.1102in" svg:height="0.4547in" draw:z-index="2"><draw:object xlink:href="./Object 3" xlink:type="simple" xlink:show="embed" xlink:actuate="onLoad"/><draw:image xlink:href="./ObjectReplacements/Object 3" xlink:type="simple" xlink:show="embed" xlink:actuate="onLoad"/><svg:desc>formula</svg:desc></draw:frame></text:p>
      <text:p text:style-name="P3"><draw:frame draw:style-name="fr1" draw:name="Object4" text:anchor-type="as-char" svg:y="-0.2811in" svg:width="3.0937in" svg:height="0.4547in" draw:z-index="3"><draw:object xlink:href="./Object 4" xlink:type="simple" xlink:show="embed" xlink:actuate="onLoad"/><draw:image xlink:href="./ObjectReplacements/Object 4" xlink:type="simple" xlink:show="embed" xlink:actuate="onLoad"/><svg:desc>formula</svg:desc></draw:frame></text:p>
      <text:p text:style-name="P4">Classification error:</text:p>
      <text:p text:style-name="P4"><draw:frame draw:style-name="fr1" draw:name="Object5" text:anchor-type="as-char" svg:y="-0.2453in" svg:width="2.2681in" svg:height="0.3945in" draw:z-index="4"><draw:object xlink:href="./Object 5" xlink:type="simple" xlink:show="embed" xlink:actuate="onLoad"/><draw:image xlink:href="./ObjectReplacements/Object 5" xlink:type="simple" xlink:show="embed" xlink:actuate="onLoad"/><svg:desc>formula</svg:desc></draw:frame></text:p>
      <text:p text:style-name="P4"><draw:frame draw:style-name="fr1" draw:name="Object6" text:anchor-type="as-char" svg:y="-0.2453in" svg:width="2.1661in" svg:height="0.3945in" draw:z-index="5"><draw:object xlink:href="./Object 6" xlink:type="simple" xlink:show="embed" xlink:actuate="onLoad"/><draw:image xlink:href="./ObjectReplacements/Object 6" xlink:type="simple" xlink:show="embed" xlink:actuate="onLoad"/><svg:desc>formula</svg:desc></draw:frame></text:p>
      <text:p text:style-name="P4">According to these impurity measures it is not clear which set is more pure. Classification error was in agreement with <text:span text:style-name="T28">intuition</text:span> of larger majority as expected, and Gini impurity also would suggest set A to be more pure. <text:span text:style-name="T28">Entropy however suggests set B to be more pure.</text:span></text:p>
      <text:p text:style-name="P5">For a binary classification such disagreement is not possible. For a binary case the measures are:</text:p>
      <text:p text:style-name="P5"><draw:frame draw:style-name="fr1" draw:name="Object7" text:anchor-type="as-char" svg:y="-0.4661in" svg:width="2.6937in" svg:height="0.898in" draw:z-index="6"><draw:object xlink:href="./Object 7" xlink:type="simple" xlink:show="embed" xlink:actuate="onLoad"/><draw:image xlink:href="./ObjectReplacements/Object 7" xlink:type="simple" xlink:show="embed" xlink:actuate="onLoad"/><svg:desc>formula</svg:desc></draw:frame>p is the fraction of + cases.</text:p>
      <text:p text:style-name="P6"><text:s/>If a disagreement between the three measures were to occur it would require there to be fractions p<text:span text:style-name="T22">i </text:span><text:span text:style-name="T4">and p</text:span><text:span text:style-name="T22">j </text:span><text:span text:style-name="T4">for which </text:span><text:span text:style-name="T7">one of the measures would produce </text:span><text:span text:style-name="T8">higher impurity for p</text:span><text:span text:style-name="T24">i </text:span><text:span text:style-name="T8">and another for p</text:span><text:span text:style-name="T24">j</text:span><text:span text:style-name="T8">. </text:span><text:soft-page-break/><text:span text:style-name="T8">Considering p</text:span><text:span text:style-name="T24">i </text:span><text:span text:style-name="T8">is smaller than p</text:span><text:span text:style-name="T24">j </text:span><text:span text:style-name="T8">it would mean that when going from p</text:span><text:span text:style-name="T24">i </text:span><text:span text:style-name="T8">to p</text:span><text:span text:style-name="T24">j</text:span><text:span text:style-name="T8"> one of the functions had to rise and another to descend. </text:span><text:span text:style-name="T9">So we look at </text:span><text:span text:style-name="T10">each impurity measure's derivate</text:span><text:span text:style-name="T9"> and </text:span><text:span text:style-name="T10">their </text:span><text:span text:style-name="T9">zero points:</text:span></text:p>
      <text:p text:style-name="P8"><text:span text:style-name="T9">E</text:span><text:span text:style-name="T4">ntropy:</text:span></text:p>
      <text:p text:style-name="P6"><text:span text:style-name="T8"><text:s/></text:span><text:span text:style-name="T8"><draw:frame draw:style-name="fr1" draw:name="Object8" text:anchor-type="as-char" svg:y="-1.3744in" svg:width="4.311in" svg:height="2.6902in" draw:z-index="7"><draw:object xlink:href="./Object 8" xlink:type="simple" xlink:show="embed" xlink:actuate="onLoad"/><draw:image xlink:href="./ObjectReplacements/Object 8" xlink:type="simple" xlink:show="embed" xlink:actuate="onLoad"/><svg:desc>formula</svg:desc></draw:frame></text:span><text:span text:style-name="T8"><draw:frame draw:style-name="fr1" draw:name="Object9" text:anchor-type="as-char" svg:y="-0.5374in" svg:width="1.6728in" svg:height="1.0161in" draw:z-index="8"><draw:object xlink:href="./Object 9" xlink:type="simple" xlink:show="embed" xlink:actuate="onLoad"/><draw:image xlink:href="./ObjectReplacements/Object 9" xlink:type="simple" xlink:show="embed" xlink:actuate="onLoad"/><svg:desc>formula</svg:desc></draw:frame></text:span></text:p>
      <text:p text:style-name="P7"><text:span text:style-name="T8"><draw:frame draw:style-name="fr1" draw:name="Object10" text:anchor-type="as-char" svg:y="-0.4429in" svg:width="2.4008in" svg:height="0.828in" draw:z-index="9"><draw:object xlink:href="./Object 10" xlink:type="simple" xlink:show="embed" xlink:actuate="onLoad"/><draw:image xlink:href="./ObjectReplacements/Object 10" xlink:type="simple" xlink:show="embed" xlink:actuate="onLoad"/><svg:desc>formula</svg:desc></draw:frame></text:span><text:span text:style-name="T9">from this we know that between 0 and 0.5 E</text:span><text:span text:style-name="T25">b </text:span><text:span text:style-name="T9">is rising and between 0.5 and 1 it's descending. </text:span></text:p>
      <text:p text:style-name="P8"><text:span text:style-name="T9">G</text:span><text:span text:style-name="T4">ini:</text:span></text:p>
      <text:p text:style-name="P8"><draw:frame draw:style-name="fr1" draw:name="Object11" text:anchor-type="as-char" svg:y="-0.6043in" svg:width="1.8472in" svg:height="1.1492in" draw:z-index="10"><draw:object xlink:href="./Object 11" xlink:type="simple" xlink:show="embed" xlink:actuate="onLoad"/><draw:image xlink:href="./ObjectReplacements/Object 11" xlink:type="simple" xlink:show="embed" xlink:actuate="onLoad"/></draw:frame><draw:frame draw:style-name="fr1" draw:name="Object13" text:anchor-type="as-char" svg:y="-0.4256in" svg:width="1.2327in" svg:height="0.7925in" draw:z-index="12"><draw:object xlink:href="./Object 13" xlink:type="simple" xlink:show="embed" xlink:actuate="onLoad"/><draw:image xlink:href="./ObjectReplacements/Object 13" xlink:type="simple" xlink:show="embed" xlink:actuate="onLoad"/><svg:desc>formula</svg:desc></draw:frame><text:span text:style-name="T29">as G</text:span><text:span text:style-name="T26">b</text:span><text:span text:style-name="T11"> clearly is downward opening parabel and G</text:span><text:span text:style-name="T26">b</text:span><text:span text:style-name="T11">' = 0 at 0.5 we can see that G</text:span><text:span text:style-name="T26">b</text:span><text:span text:style-name="T11"> is rising between 0 and 0.5 and descending between 0.5 and 1 </text:span></text:p>
      <text:p text:style-name="P8">Classification error:</text:p>
      <text:p text:style-name="P8"><draw:frame draw:style-name="fr1" draw:name="Object12" text:anchor-type="as-char" svg:y="-0.2339in" svg:width="1.6764in" svg:height="0.4339in" draw:z-index="11"><draw:object xlink:href="./Object 12" xlink:type="simple" xlink:show="embed" xlink:actuate="onLoad"/><draw:image xlink:href="./ObjectReplacements/Object 12" xlink:type="simple" xlink:show="embed" xlink:actuate="onLoad"/></draw:frame>from this it is obvious that C<text:span text:style-name="T22">b </text:span><text:span text:style-name="T4">is rising between 0 and 0.5 and descending between 0.5 and 1.</text:span></text:p>
      <text:p text:style-name="P8"><text:span text:style-name="T4">As all three functions are always rising and descending at same values of p it is not possible that there would be a disagreement between any of them regarding which is more pure p</text:span><text:span text:style-name="T22">i </text:span><text:span text:style-name="T4">or p</text:span><text:span text:style-name="T22">j</text:span><text:span text:style-name="T4">.</text:span></text:p>
      <text:p text:style-name="P14">2.</text:p>
      <text:p text:style-name="P14">I was a bit unsure if an instance had to have all of the attributes or if it could only have any combination of attributes, here I am presuming that each instance must have all attributes.</text:p>
      <text:p text:style-name="P14">a)</text:p>
      <text:p text:style-name="P9"><text:span text:style-name="T4">The rule set is not consistent as for example in a case where an instance has following attributes: Airconditioner = Broken and Mileage = Low, <text:s/>regardless of the other attributes the first rule outputs </text:span><text:soft-page-break/><text:span text:style-name="T4">high value and last rule low value.</text:span></text:p>
      <text:p text:style-name="P14">b)</text:p>
      <text:p text:style-name="P9"><text:span text:style-name="T4">The rule set is complete as </text:span><text:span text:style-name="T12">last three rules always lead to a decision based on Air conditioning and Engine, regardless of other attributes. </text:span></text:p>
      <text:p text:style-name="P15">c)</text:p>
      <text:p text:style-name="P15">The meaning is not clear as there are rules that may classify an instance to both low or high value classes for example instance with high mileage and working air conditioning and good engine.</text:p>
      <text:p text:style-name="P15">d)</text:p>
      <text:p text:style-name="P15">Yes the output of the rule list depends on the order of the rules. For example for the instance presented above changing first rule to last would result in classification changing from low to high.</text:p>
      <text:p text:style-name="P15">e)</text:p>
      <text:p text:style-name="P10"><text:span text:style-name="T4">No there is no need for a default rule as all possible instances get classified to either high or low. The rule set is </text:span><text:span text:style-name="T13">already</text:span><text:span text:style-name="T4"> complete without adding default rule.</text:span></text:p>
      <text:p text:style-name="P16">3.</text:p>
      <text:p text:style-name="P18"><text:span text:style-name="T18">Minimizing classification error is equal to minimizing loss in 0-1 loss situation </text:span><text:span text:style-name="T14">so o</text:span><text:span text:style-name="T18">ptimal classifier </text:span><text:span text:style-name="T18"><draw:frame draw:style-name="fr1" draw:name="Object14" text:anchor-type="as-char" svg:y="-0.5535in" svg:width="2.7465in" svg:height="1.0728in" draw:z-index="13"><draw:object xlink:href="./Object 14" xlink:type="simple" xlink:show="embed" xlink:actuate="onLoad"/><draw:image xlink:href="./ObjectReplacements/Object 14" xlink:type="simple" xlink:show="embed" xlink:actuate="onLoad"/></draw:frame></text:span><text:span text:style-name="T15">so as optimal classifier depends </text:span><text:span text:style-name="T17">only</text:span><text:span text:style-name="T15"> on class conditional distributions we can choose decision boundary based on normal curve probability densities: </text:span><text:span text:style-name="T15"><draw:frame draw:style-name="fr1" draw:name="Object15" text:anchor-type="as-char" svg:y="-0.7917in" svg:width="2.2429in" svg:height="1.5264in" draw:z-index="14"><draw:object xlink:href="./Object 15" xlink:type="simple" xlink:show="embed" xlink:actuate="onLoad"/><draw:image xlink:href="./ObjectReplacements/Object 15" xlink:type="simple" xlink:show="embed" xlink:actuate="onLoad"/></draw:frame></text:span><text:span text:style-name="T15"><draw:frame draw:style-name="fr1" draw:name="Object16" text:anchor-type="as-char" svg:y="-1.3102in" svg:width="2.0138in" svg:height="2.5626in" draw:z-index="15"><draw:object xlink:href="./Object 16" xlink:type="simple" xlink:show="embed" xlink:actuate="onLoad"/><draw:image xlink:href="./ObjectReplacements/Object 16" xlink:type="simple" xlink:show="embed" xlink:actuate="onLoad"/></draw:frame></text:span><text:span text:style-name="T16">so we choose y=0 when approximately</text:span><text:span text:style-name="T16"><draw:frame draw:style-name="fr1" draw:name="Object17" text:anchor-type="as-char" svg:y="-0.1728in" svg:width="0.9717in" svg:height="0.2339in" draw:z-index="16"><draw:object xlink:href="./Object 17" xlink:type="simple" xlink:show="embed" xlink:actuate="onLoad"/><draw:image xlink:href="./ObjectReplacements/Object 17" xlink:type="simple" xlink:show="embed" xlink:actuate="onLoad"/><svg:desc>formula</svg:desc></draw:frame></text:span><text:span text:style-name="T16">otherwise we choose y=1. </text:span><text:span text:style-name="T21">Computed error rate for this boundary with 10 000 samples was 0.118.</text:span></text:p>
      <text:p text:style-name="P17"><text:span text:style-name="T16"/></text:p>
      <text:h text:style-name="P19" text:outline-level="1"><text:soft-page-break/>Programm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44:51.596397393</meta:creation-date>
    <dc:date>2015-11-19T15:28:24.876729313</dc:date>
    <meta:editing-duration>PT3H54M19S</meta:editing-duration>
    <meta:editing-cycles>27</meta:editing-cycles>
    <meta:generator>LibreOffice/4.4.2.2$Linux_X86_64 LibreOffice_project/40m0$Build-2</meta:generator>
    <meta:document-statistic meta:table-count="0" meta:image-count="0" meta:object-count="17" meta:page-count="4" meta:paragraph-count="41" meta:word-count="586" meta:character-count="3261" meta:non-whitespace-character-count="2702"/>
  </office:meta>
</office:document-meta>
</file>

<file path=Object 1/content.xml><?xml version="1.0" encoding="utf-8"?>
<math xmlns="http://www.w3.org/1998/Math/MathML" display="block">
  <semantics>
    <mrow>
      <mi>E</mi>
      <mrow>
        <mrow>
          <mo fence="true" stretchy="false">(</mo>
          <mrow>
            <mi>A</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10</mn>
                  <mn>80</mn>
                </mfrac>
                <msub>
                  <mi>log</mi>
                  <mn>2</mn>
                </msub>
                <mrow>
                  <mfrac>
                    <mn>10</mn>
                    <mn>80</mn>
                  </mfrac>
                  <mo stretchy="false">+</mo>
                  <mfrac>
                    <mn>25</mn>
                    <mn>80</mn>
                  </mfrac>
                </mrow>
                <msub>
                  <mi>log</mi>
                  <mn>2</mn>
                </msub>
                <mrow>
                  <mfrac>
                    <mn>25</mn>
                    <mn>80</mn>
                  </mfrac>
                  <mo stretchy="false">+</mo>
                  <mfrac>
                    <mn>45</mn>
                    <mn>80</mn>
                  </mfrac>
                </mrow>
                <msub>
                  <mi>log</mi>
                  <mn>2</mn>
                </msub>
                <mfrac>
                  <mn>45</mn>
                  <mn>80</mn>
                </mfrac>
              </mrow>
            </mrow>
            <mo fence="true" stretchy="false">)</mo>
          </mrow>
        </mrow>
        <mo stretchy="false">=</mo>
        <mn>1.37</mn>
      </mrow>
    </mrow>
    <annotation encoding="StarMath 5.0">E( A )=- sum from i=0 to k(p_i log_2 p_i ) = -( 10over80log_2 10 over 80 + 25over80log_2 25 over 80+45over80log_2 45 over 80 ) = 1.37</annotation>
  </semantics>
</math>
</file>

<file path=Object 10/content.xml><?xml version="1.0" encoding="utf-8"?>
<math xmlns="http://www.w3.org/1998/Math/MathML" display="block">
  <semantics>
    <mtable>
      <mtr>
        <mtd>
          <mrow>
            <msub>
              <mi>E</mi>
              <mi>b</mi>
            </msub>
            <mi>'</mi>
            <mrow>
              <mrow>
                <mo fence="true" stretchy="false">(</mo>
                <mrow>
                  <mn>0.1</mn>
                </mrow>
                <mo fence="true" stretchy="false">)</mo>
              </mrow>
              <mo stretchy="false">=</mo>
              <mfrac>
                <mrow>
                  <mrow>
                    <mo stretchy="false">−</mo>
                    <mi>ln</mi>
                  </mrow>
                  <mrow>
                    <mn>0.1</mn>
                    <mo stretchy="false">+</mo>
                    <mi>ln</mi>
                  </mrow>
                  <mrow>
                    <mo fence="true" stretchy="false">(</mo>
                    <mrow>
                      <mn>0.9</mn>
                    </mrow>
                    <mo fence="true" stretchy="false">)</mo>
                  </mrow>
                </mrow>
                <mrow>
                  <mi>ln</mi>
                  <mn>2</mn>
                </mrow>
              </mfrac>
              <mo stretchy="false">=</mo>
              <mn>1.5</mn>
            </mrow>
          </mrow>
        </mtd>
      </mtr>
      <mtr>
        <mtd>
          <mrow>
            <msub>
              <mi>E</mi>
              <mi>b</mi>
            </msub>
            <mi>'</mi>
            <mrow>
              <mrow>
                <mo fence="true" stretchy="false">(</mo>
                <mrow>
                  <mn>0.6</mn>
                </mrow>
                <mo fence="true" stretchy="false">)</mo>
              </mrow>
              <mo stretchy="false">=</mo>
              <mfrac>
                <mrow>
                  <mrow>
                    <mo stretchy="false">−</mo>
                    <mi>ln</mi>
                  </mrow>
                  <mrow>
                    <mn>0.6</mn>
                    <mo stretchy="false">+</mo>
                    <mi>ln</mi>
                  </mrow>
                  <mrow>
                    <mo fence="true" stretchy="false">(</mo>
                    <mrow>
                      <mn>0.4</mn>
                    </mrow>
                    <mo fence="true" stretchy="false">)</mo>
                  </mrow>
                </mrow>
                <mrow>
                  <mi>ln</mi>
                  <mn>2</mn>
                </mrow>
              </mfrac>
              <mo stretchy="false">=</mo>
              <mrow>
                <mo stretchy="false">−</mo>
                <mn>0.9</mn>
              </mrow>
            </mrow>
          </mrow>
        </mtd>
      </mtr>
    </mtable>
    <annotation encoding="StarMath 5.0"> E_b'( 0.1 )={-ln 0.1 +ln(0.9)}over{ ln 2} = 1.5newline
 E_b'( 0.6 )={-ln 0.6 +ln(0.4)}over{ ln 2} = -0.9
</annotation>
  </semantics>
</math>
</file>

<file path=Object 11/content.xml><?xml version="1.0" encoding="utf-8"?>
<math xmlns="http://www.w3.org/1998/Math/MathML" display="block">
  <semantics>
    <mtable>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G</mi>
              <mi>b</mi>
            </msub>
            <mrow>
              <mrow>
                <mo fence="true" stretchy="false">(</mo>
                <mrow>
                  <mi>p</mi>
                </mrow>
                <mo fence="true" stretchy="false">)</mo>
              </mrow>
              <mo stretchy="false">=</mo>
              <mrow>
                <mn>1</mn>
                <mo stretchy="false">−</mo>
                <msup>
                  <mi>p</mi>
                  <mn>2</mn>
                </msup>
                <mo stretchy="false">−</mo>
                <msup>
                  <mrow>
                    <mo fence="true" stretchy="false">(</mo>
                    <mrow>
                      <mrow>
                        <mn>1</mn>
                        <mo stretchy="false">−</mo>
                        <mi>p</mi>
                      </mrow>
                    </mrow>
                    <mo fence="true" stretchy="false">)</mo>
                  </mrow>
                  <mn>2</mn>
                </msup>
              </mrow>
            </mrow>
          </mrow>
        </mtd>
      </mtr>
      <mtr>
        <mtd>
          <mrow>
            <msub>
              <mi>G</mi>
              <mi>b</mi>
            </msub>
            <mrow>
              <mrow>
                <mo fence="true" stretchy="false">(</mo>
                <mrow>
                  <mi>p</mi>
                </mrow>
                <mo fence="true" stretchy="false">)</mo>
              </mrow>
              <mo stretchy="false">=</mo>
              <mrow>
                <mn>1</mn>
                <mo stretchy="false">−</mo>
                <msup>
                  <mi>p</mi>
                  <mn>2</mn>
                </msup>
                <mo stretchy="false">−</mo>
                <mn>1</mn>
                <mo stretchy="false">+</mo>
                <mn>2</mn>
              </mrow>
            </mrow>
            <mrow>
              <mi>p</mi>
              <mo stretchy="false">−</mo>
              <msup>
                <mi>p</mi>
                <mn>2</mn>
              </msup>
            </mrow>
          </mrow>
        </mtd>
      </mtr>
      <mtr>
        <mtd>
          <mrow>
            <msub>
              <mi>G</mi>
              <mi>b</mi>
            </msub>
            <mrow>
              <mrow>
                <mo fence="true" stretchy="false">(</mo>
                <mrow>
                  <mi>p</mi>
                </mrow>
                <mo fence="true" stretchy="false">)</mo>
              </mrow>
              <mo stretchy="false">=</mo>
              <mrow>
                <mo stretchy="false">−</mo>
                <mn>2</mn>
              </mrow>
            </mrow>
            <mrow>
              <msup>
                <mi>p</mi>
                <mn>2</mn>
              </msup>
              <mo stretchy="false">+</mo>
              <mn>2</mn>
            </mrow>
            <mi>p</mi>
          </mrow>
        </mtd>
      </mtr>
    </mtable>
    <annotation encoding="StarMath 5.0">G_b(p)= 1-(p^2 + (1-p)^2)newline
G_b(p)= 1-p^2 - (1-p)^2newline
G_b(p)= 1-p^2 - 1+2p-p^2newline
G_b(p)= -2p^2+2p newline
</annotation>
  </semantics>
</math>
</file>

<file path=Object 12/content.xml><?xml version="1.0" encoding="utf-8"?>
<math xmlns="http://www.w3.org/1998/Math/MathML" display="block">
  <semantics>
    <mtable>
      <mtr>
        <mtd>
          <mrow>
            <msub>
              <mi>C</mi>
              <mi>b</mi>
            </msub>
            <mrow>
              <mrow>
                <mo fence="true" stretchy="false">(</mo>
                <mrow>
                  <mi>p</mi>
                </mrow>
                <mo fence="true" stretchy="false">)</mo>
              </mrow>
              <mo stretchy="false">=</mo>
              <mrow>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C_b(p)= -p when p&gt;0.5newline
C_b(p)= p when p&lt;0.5</annotation>
  </semantics>
</math>
</file>

<file path=Object 13/content.xml><?xml version="1.0" encoding="utf-8"?>
<math xmlns="http://www.w3.org/1998/Math/MathML" display="block">
  <semantics>
    <mtable>
      <mtr>
        <mtd>
          <mrow>
            <msub>
              <mi>G</mi>
              <mi>b</mi>
            </msub>
            <mi>'</mi>
            <mrow>
              <mrow>
                <mo fence="true" stretchy="false">(</mo>
                <mrow>
                  <mi>p</mi>
                </mrow>
                <mo fence="true" stretchy="false">)</mo>
              </mrow>
              <mo stretchy="false">=</mo>
              <mrow>
                <mo stretchy="false">−</mo>
                <mn>4</mn>
              </mrow>
            </mrow>
            <mrow>
              <mi>p</mi>
              <mo stretchy="false">+</mo>
              <mn>2</mn>
            </mrow>
          </mrow>
        </mtd>
      </mtr>
      <mtr>
        <mtd>
          <mrow>
            <mrow>
              <mo stretchy="false">−</mo>
              <mn>4</mn>
            </mrow>
            <mrow>
              <mrow>
                <mi>p</mi>
                <mo stretchy="false">+</mo>
                <mn>2</mn>
              </mrow>
              <mo stretchy="false">=</mo>
              <mn>0</mn>
            </mrow>
          </mrow>
        </mtd>
      </mtr>
      <mtr>
        <mtd>
          <mrow>
            <mn>4</mn>
            <mrow>
              <mi>p</mi>
              <mo stretchy="false">=</mo>
              <mn>2</mn>
            </mrow>
          </mrow>
        </mtd>
      </mtr>
      <mtr>
        <mtd>
          <mrow>
            <mi>p</mi>
            <mo stretchy="false">=</mo>
            <mn>0.5</mn>
          </mrow>
        </mtd>
      </mtr>
    </mtable>
    <annotation encoding="StarMath 5.0">G_b'(p)= -4p+2 newline
-4p+2 = 0 newline
4p = 2 newline
 p = 0.5</annotation>
  </semantics>
</math>
</file>

<file path=Object 14/content.xml><?xml version="1.0" encoding="utf-8"?>
<math xmlns="http://www.w3.org/1998/Math/MathML" display="block">
  <semantics>
    <mtable>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y</mi>
                        <mo stretchy="false">∣</mo>
                        <mi>x</mi>
                      </mrow>
                    </mrow>
                    <mo fence="true" stretchy="false">)</mo>
                  </mrow>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frac>
                  <mrow>
                    <mi>P</mi>
                    <mrow>
                      <mo fence="true" stretchy="false">(</mo>
                      <mrow>
                        <mi>y</mi>
                      </mrow>
                      <mo fence="true" stretchy="false">)</mo>
                    </mrow>
                    <mi>P</mi>
                    <mrow>
                      <mo fence="true" stretchy="false">(</mo>
                      <mrow>
                        <mrow>
                          <mi>x</mi>
                          <mo stretchy="false">∣</mo>
                          <mi>y</mi>
                        </mrow>
                      </mrow>
                      <mo fence="true" stretchy="false">)</mo>
                    </mrow>
                  </mrow>
                  <mrow>
                    <mi>P</mi>
                    <mrow>
                      <mo fence="true" stretchy="false">(</mo>
                      <mrow>
                        <mi>x</mi>
                      </mrow>
                      <mo fence="true" stretchy="false">)</mo>
                    </mrow>
                  </mrow>
                </mfrac>
              </mrow>
              <mo fence="true" stretchy="false">)</mo>
            </mrow>
          </mrow>
        </mtd>
      </mtr>
      <mtr>
        <mtd>
          <mrow>
            <mi>P</mi>
            <mrow>
              <mo fence="true" stretchy="false">(</mo>
              <mrow>
                <mi>x</mi>
              </mrow>
              <mo fence="true" stretchy="false">)</mo>
            </mrow>
            <mtext>is constant and</mtext>
            <mi>P</mi>
            <mrow>
              <mrow>
                <mo fence="true" stretchy="false">(</mo>
                <mrow>
                  <mrow>
                    <mi>y</mi>
                    <mo stretchy="false">=</mo>
                    <mn>0</mn>
                  </mrow>
                </mrow>
                <mo fence="true" stretchy="false">)</mo>
              </mrow>
              <mo stretchy="false">=</mo>
              <mi>P</mi>
            </mrow>
            <mrow>
              <mo fence="true" stretchy="false">(</mo>
              <mrow>
                <mrow>
                  <mi>y</mi>
                  <mo stretchy="false">=</mo>
                  <mn>1</mn>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x</mi>
                        <mo stretchy="false">∣</mo>
                        <mi>y</mi>
                      </mrow>
                    </mrow>
                    <mo fence="true" stretchy="false">)</mo>
                  </mrow>
                </mrow>
              </mrow>
              <mo fence="true" stretchy="false">)</mo>
            </mrow>
          </mrow>
        </mtd>
      </mtr>
    </mtable>
    <annotation encoding="StarMath 5.0">f_"*"(x) = arg max(P(y divides x))newline
f_"*"(x) = arg max({P(y)P( x divides y )}over {P(x)}) newline
 P( x ) "is constant and"  P( y=0 )=P( y=1 )newline
 
f_"*"(x) = arg max(P( x divides y ))
</annotation>
  </semantics>
</math>
</file>

<file path=Object 15/content.xml><?xml version="1.0" encoding="utf-8"?>
<math xmlns="http://www.w3.org/1998/Math/MathML" display="block">
  <semantics>
    <mtable>
      <mtr>
        <mtd>
          <mrow>
            <mi>P</mi>
            <mrow>
              <mrow>
                <mo fence="true" stretchy="false">(</mo>
                <mrow>
                  <mrow>
                    <mi>x</mi>
                    <mo stretchy="false">∣</mo>
                    <mi>y</mi>
                    <mo stretchy="false">=</mo>
                    <mn>0</mn>
                  </mrow>
                </mrow>
                <mo fence="true" stretchy="false">)</mo>
              </mrow>
              <mo stretchy="false">&gt;</mo>
              <mi>P</mi>
            </mrow>
            <mrow>
              <mo fence="true" stretchy="false">(</mo>
              <mrow>
                <mrow>
                  <mi>x</mi>
                  <mo stretchy="false">∣</mo>
                  <mi>y</mi>
                  <mo stretchy="false">=</mo>
                  <mn>1</mn>
                </mrow>
              </mrow>
              <mo fence="true" stretchy="false">)</mo>
            </mrow>
          </mrow>
        </mtd>
      </mtr>
      <mtr>
        <mtd>
          <mrow>
            <mfrac>
              <msup>
                <mi>e</mi>
                <mfrac>
                  <mrow>
                    <mo stretchy="false">−</mo>
                    <msubsup>
                      <mi>x</mi>
                      <mn>1</mn>
                      <mn>2</mn>
                    </msubsup>
                  </mrow>
                  <mrow>
                    <mn>2</mn>
                    <msubsup>
                      <mi>σ</mi>
                      <mn>0</mn>
                      <mn>2</mn>
                    </msubsup>
                  </mrow>
                </mfrac>
              </msup>
              <msqrt>
                <mrow>
                  <mn>2</mn>
                  <mi mathvariant="normal">π</mi>
                  <msubsup>
                    <mi>σ</mi>
                    <mn>0</mn>
                    <mn>2</mn>
                  </msubsup>
                </mrow>
              </msqrt>
            </mfrac>
            <mrow>
              <mfrac>
                <msup>
                  <mi>e</mi>
                  <mfrac>
                    <mrow>
                      <mo stretchy="false">−</mo>
                      <msubsup>
                        <mi>x</mi>
                        <mn>2</mn>
                        <mn>2</mn>
                      </msubsup>
                    </mrow>
                    <mrow>
                      <mn>2</mn>
                      <msubsup>
                        <mi>σ</mi>
                        <mn>0</mn>
                        <mn>2</mn>
                      </msubsup>
                    </mrow>
                  </mfrac>
                </msup>
                <msqrt>
                  <mrow>
                    <mn>2</mn>
                    <mi mathvariant="normal">π</mi>
                    <msubsup>
                      <mi>σ</mi>
                      <mn>0</mn>
                      <mn>2</mn>
                    </msubsup>
                  </mrow>
                </msqrt>
              </mfrac>
              <mo stretchy="false">&gt;</mo>
              <mfrac>
                <msup>
                  <mi>e</mi>
                  <mfrac>
                    <mrow>
                      <mo stretchy="false">−</mo>
                      <msubsup>
                        <mi>x</mi>
                        <mn>1</mn>
                        <mn>2</mn>
                      </msubsup>
                    </mrow>
                    <mrow>
                      <mn>2</mn>
                      <msubsup>
                        <mi>σ</mi>
                        <mn>1</mn>
                        <mn>2</mn>
                      </msubsup>
                    </mrow>
                  </mfrac>
                </msup>
                <msqrt>
                  <mrow>
                    <mn>2</mn>
                    <mi mathvariant="normal">π</mi>
                    <msubsup>
                      <mi>σ</mi>
                      <mn>1</mn>
                      <mn>2</mn>
                    </msubsup>
                  </mrow>
                </msqrt>
              </mfrac>
            </mrow>
            <mfrac>
              <msup>
                <mi>e</mi>
                <mfrac>
                  <mrow>
                    <mo stretchy="false">−</mo>
                    <msubsup>
                      <mi>x</mi>
                      <mn>2</mn>
                      <mn>2</mn>
                    </msubsup>
                  </mrow>
                  <mrow>
                    <mn>2</mn>
                    <msubsup>
                      <mi>σ</mi>
                      <mn>1</mn>
                      <mn>2</mn>
                    </msubsup>
                  </mrow>
                </mfrac>
              </msup>
              <msqrt>
                <mrow>
                  <mn>2</mn>
                  <mi mathvariant="normal">π</mi>
                  <msubsup>
                    <mi>σ</mi>
                    <mn>1</mn>
                    <mn>2</mn>
                  </msubsup>
                </mrow>
              </msqrt>
            </mfrac>
          </mrow>
        </mtd>
      </mtr>
      <mtr>
        <mtd>
          <mrow>
            <mfrac>
              <mrow>
                <msup>
                  <mi>e</mi>
                  <mfrac>
                    <mrow>
                      <mo stretchy="false">−</mo>
                      <msubsup>
                        <mi>x</mi>
                        <mn>1</mn>
                        <mn>2</mn>
                      </msubsup>
                    </mrow>
                    <mrow>
                      <mn>2</mn>
                      <msubsup>
                        <mi>σ</mi>
                        <mn>0</mn>
                        <mn>2</mn>
                      </msubsup>
                    </mrow>
                  </mfrac>
                </msup>
                <msup>
                  <mi>e</mi>
                  <mfrac>
                    <mrow>
                      <mo stretchy="false">−</mo>
                      <msubsup>
                        <mi>x</mi>
                        <mn>2</mn>
                        <mn>2</mn>
                      </msubsup>
                    </mrow>
                    <mrow>
                      <mn>2</mn>
                      <msubsup>
                        <mi>σ</mi>
                        <mn>0</mn>
                        <mn>2</mn>
                      </msubsup>
                    </mrow>
                  </mfrac>
                </msup>
              </mrow>
              <msqrt>
                <mrow>
                  <mn>2</mn>
                  <mi mathvariant="normal">π</mi>
                  <msubsup>
                    <mi>σ</mi>
                    <mn>0</mn>
                    <mn>2</mn>
                  </msubsup>
                </mrow>
              </msqrt>
            </mfrac>
            <mo stretchy="false">&gt;</mo>
            <mfrac>
              <mrow>
                <msup>
                  <mi>e</mi>
                  <mfrac>
                    <mrow>
                      <mo stretchy="false">−</mo>
                      <msubsup>
                        <mi>x</mi>
                        <mn>1</mn>
                        <mn>2</mn>
                      </msubsup>
                    </mrow>
                    <mrow>
                      <mn>2</mn>
                      <msubsup>
                        <mi>σ</mi>
                        <mn>1</mn>
                        <mn>2</mn>
                      </msubsup>
                    </mrow>
                  </mfrac>
                </msup>
                <msup>
                  <mi>e</mi>
                  <mfrac>
                    <mrow>
                      <mo stretchy="false">−</mo>
                      <msubsup>
                        <mi>x</mi>
                        <mn>2</mn>
                        <mn>2</mn>
                      </msubsup>
                    </mrow>
                    <mrow>
                      <mn>2</mn>
                      <msubsup>
                        <mi>σ</mi>
                        <mn>1</mn>
                        <mn>2</mn>
                      </msubsup>
                    </mrow>
                  </mfrac>
                </msup>
              </mrow>
              <msqrt>
                <mrow>
                  <mn>2</mn>
                  <mi mathvariant="normal">π</mi>
                  <msubsup>
                    <mi>σ</mi>
                    <mn>1</mn>
                    <mn>2</mn>
                  </msubsup>
                </mrow>
              </msqrt>
            </mfrac>
          </mrow>
        </mtd>
      </mtr>
    </mtable>
    <annotation encoding="StarMath 5.0">P( x divides y=0 ) &gt; P( x divides y = 1 )newline
e^{-x_1^2over {2σ_0^2}}over sqrt{2 %pi σ_0^2}e^{-x_2^2over {2σ_0^2}}over sqrt{2 %pi σ_0^2} &gt; e^{-x_1^2over {2σ_1^2}}over sqrt{2 %pi σ_1^2} e^{-x_2^2over {2σ_1^2}}over sqrt{2 %pi σ_1^2}newline

{e^{-x_1^2over {2σ_0^2}} e^{-x_2^2over {2σ_0^2}}}over sqrt{2 %pi σ_0^2}&gt;
{e^{-x_1^2over {2σ_1^2}} e^{-x_2^2over {2σ_1^2}}}over sqrt{2 %pi σ_1^2}</annotation>
  </semantics>
</math>
</file>

<file path=Object 16/content.xml><?xml version="1.0" encoding="utf-8"?>
<math xmlns="http://www.w3.org/1998/Math/MathML" display="block">
  <semantics>
    <mtable>
      <mtr>
        <mtd>
          <mrow>
            <mfrac>
              <mrow>
                <msup>
                  <mi>e</mi>
                  <mfrac>
                    <mrow>
                      <mo stretchy="false">−</mo>
                      <msubsup>
                        <mi>x</mi>
                        <mn>1</mn>
                        <mn>2</mn>
                      </msubsup>
                    </mrow>
                    <mn>2</mn>
                  </mfrac>
                </msup>
                <msup>
                  <mi>e</mi>
                  <mfrac>
                    <mrow>
                      <mo stretchy="false">−</mo>
                      <msubsup>
                        <mi>x</mi>
                        <mn>2</mn>
                        <mn>2</mn>
                      </msubsup>
                    </mrow>
                    <mn>2</mn>
                  </mfrac>
                </msup>
              </mrow>
              <msqrt>
                <mrow>
                  <mn>2</mn>
                  <mi mathvariant="normal">π</mi>
                </mrow>
              </msqrt>
            </mfrac>
            <mo stretchy="false">&gt;</mo>
            <mfrac>
              <mrow>
                <msup>
                  <mi>e</mi>
                  <mfrac>
                    <mrow>
                      <mo stretchy="false">−</mo>
                      <msubsup>
                        <mi>x</mi>
                        <mn>1</mn>
                        <mn>2</mn>
                      </msubsup>
                    </mrow>
                    <mn>32</mn>
                  </mfrac>
                </msup>
                <msup>
                  <mi>e</mi>
                  <mfrac>
                    <mrow>
                      <mo stretchy="false">−</mo>
                      <msubsup>
                        <mi>x</mi>
                        <mn>2</mn>
                        <mn>2</mn>
                      </msubsup>
                    </mrow>
                    <mn>32</mn>
                  </mfrac>
                </msup>
              </mrow>
              <msqrt>
                <mrow>
                  <mn>32</mn>
                  <mi mathvariant="normal">π</mi>
                </mrow>
              </msqrt>
            </mfrac>
          </mrow>
        </mtd>
      </mtr>
      <mtr>
        <mtd>
          <mrow>
            <mn>4</mn>
            <msqrt>
              <mrow>
                <mn>2</mn>
                <mi mathvariant="normal">π</mi>
              </mrow>
            </msqrt>
            <mrow>
              <mrow>
                <msup>
                  <mi>e</mi>
                  <mfrac>
                    <mrow>
                      <mo stretchy="false">−</mo>
                      <msubsup>
                        <mi>x</mi>
                        <mn>1</mn>
                        <mn>2</mn>
                      </msubsup>
                    </mrow>
                    <mn>2</mn>
                  </mfrac>
                </msup>
                <msup>
                  <mi>e</mi>
                  <mfrac>
                    <mrow>
                      <mo stretchy="false">−</mo>
                      <msubsup>
                        <mi>x</mi>
                        <mn>2</mn>
                        <mn>2</mn>
                      </msubsup>
                    </mrow>
                    <mn>2</mn>
                  </mfrac>
                </msup>
              </mrow>
              <mo stretchy="false">&gt;</mo>
              <msqrt>
                <mrow>
                  <mn>2</mn>
                  <mi mathvariant="normal">π</mi>
                </mrow>
              </msqrt>
            </mrow>
            <mrow>
              <msup>
                <mi>e</mi>
                <mfrac>
                  <mrow>
                    <mo stretchy="false">−</mo>
                    <msubsup>
                      <mi>x</mi>
                      <mn>1</mn>
                      <mn>2</mn>
                    </msubsup>
                  </mrow>
                  <mn>32</mn>
                </mfrac>
              </msup>
              <msup>
                <mi>e</mi>
                <mfrac>
                  <mrow>
                    <mo stretchy="false">−</mo>
                    <msubsup>
                      <mi>x</mi>
                      <mn>2</mn>
                      <mn>2</mn>
                    </msubsup>
                  </mrow>
                  <mn>32</mn>
                </mfrac>
              </msup>
            </mrow>
          </mrow>
        </mtd>
      </mtr>
      <mtr>
        <mtd>
          <mrow>
            <mn>4</mn>
            <mrow>
              <mrow>
                <msup>
                  <mi>e</mi>
                  <mfrac>
                    <mrow>
                      <mo stretchy="false">−</mo>
                      <msubsup>
                        <mi>x</mi>
                        <mn>1</mn>
                        <mn>2</mn>
                      </msubsup>
                    </mrow>
                    <mn>2</mn>
                  </mfrac>
                </msup>
                <msup>
                  <mi>e</mi>
                  <mfrac>
                    <mrow>
                      <mo stretchy="false">−</mo>
                      <msubsup>
                        <mi>x</mi>
                        <mn>2</mn>
                        <mn>2</mn>
                      </msubsup>
                    </mrow>
                    <mn>2</mn>
                  </mfrac>
                </msup>
              </mrow>
              <mo stretchy="false">&gt;</mo>
              <mrow>
                <msup>
                  <mi>e</mi>
                  <mfrac>
                    <mrow>
                      <mo stretchy="false">−</mo>
                      <msubsup>
                        <mi>x</mi>
                        <mn>1</mn>
                        <mn>2</mn>
                      </msubsup>
                    </mrow>
                    <mn>32</mn>
                  </mfrac>
                </msup>
                <msup>
                  <mi>e</mi>
                  <mfrac>
                    <mrow>
                      <mo stretchy="false">−</mo>
                      <msubsup>
                        <mi>x</mi>
                        <mn>2</mn>
                        <mn>2</mn>
                      </msubsup>
                    </mrow>
                    <mn>32</mn>
                  </mfrac>
                </msup>
              </mrow>
            </mrow>
          </mrow>
        </mtd>
      </mtr>
      <mtr>
        <mtd>
          <mrow>
            <mi>ln</mi>
            <mrow>
              <mrow>
                <mrow>
                  <mo fence="true" stretchy="false">(</mo>
                  <mrow>
                    <mn>4</mn>
                  </mrow>
                  <mo fence="true" stretchy="false">)</mo>
                </mrow>
                <mo stretchy="false">−</mo>
                <mfrac>
                  <msubsup>
                    <mi>x</mi>
                    <mn>1</mn>
                    <mn>2</mn>
                  </msubsup>
                  <mn>2</mn>
                </mfrac>
                <mo stretchy="false">−</mo>
                <mfrac>
                  <msubsup>
                    <mi>x</mi>
                    <mn>2</mn>
                    <mn>2</mn>
                  </msubsup>
                  <mn>2</mn>
                </mfrac>
              </mrow>
              <mo stretchy="false">&gt;</mo>
              <mrow>
                <mfrac>
                  <mrow>
                    <mo stretchy="false">−</mo>
                    <msubsup>
                      <mi>x</mi>
                      <mn>1</mn>
                      <mn>2</mn>
                    </msubsup>
                  </mrow>
                  <mn>32</mn>
                </mfrac>
                <mo stretchy="false">−</mo>
                <mfrac>
                  <msubsup>
                    <mi>x</mi>
                    <mn>2</mn>
                    <mn>2</mn>
                  </msubsup>
                  <mn>32</mn>
                </mfrac>
              </mrow>
            </mrow>
          </mrow>
        </mtd>
      </mtr>
      <mtr>
        <mtd>
          <mrow>
            <mi>ln</mi>
            <mrow>
              <mrow>
                <mo fence="true" stretchy="false">(</mo>
                <mrow>
                  <mn>4</mn>
                </mrow>
                <mo fence="true" stretchy="false">)</mo>
              </mrow>
              <mo stretchy="false">&gt;</mo>
              <mfrac>
                <mn>15</mn>
                <mn>32</mn>
              </mfrac>
            </mrow>
            <mrow>
              <mo fence="true" stretchy="false">(</mo>
              <mrow>
                <mrow>
                  <msubsup>
                    <mi>x</mi>
                    <mn>1</mn>
                    <mn>2</mn>
                  </msubsup>
                  <mo stretchy="false">+</mo>
                  <msubsup>
                    <mi>x</mi>
                    <mn>1</mn>
                    <mn>2</mn>
                  </msubsup>
                </mrow>
              </mrow>
              <mo fence="true" stretchy="false">)</mo>
            </mrow>
          </mrow>
        </mtd>
      </mtr>
      <mtr>
        <mtd>
          <mrow>
            <mfrac>
              <mrow>
                <mn>32</mn>
                <mi>ln</mi>
                <mrow>
                  <mo fence="true" stretchy="false">(</mo>
                  <mrow>
                    <mn>4</mn>
                  </mrow>
                  <mo fence="true" stretchy="false">)</mo>
                </mrow>
              </mrow>
              <mn>15</mn>
            </mfrac>
            <mo stretchy="false">&gt;</mo>
            <mrow>
              <msubsup>
                <mi>x</mi>
                <mn>1</mn>
                <mn>2</mn>
              </msubsup>
              <mo stretchy="false">+</mo>
              <msubsup>
                <mi>x</mi>
                <mn>2</mn>
                <mn>2</mn>
              </msubsup>
            </mrow>
          </mrow>
        </mtd>
      </mtr>
    </mtable>
    <annotation encoding="StarMath 5.0">
{e^{-x_1^2over {2}} e^{-x_2^2over {2}}}over sqrt{2 %pi}&gt;
{e^{-x_1^2over {32}} e^{-x_2^2over {32}}}over sqrt{32 %pi}newline

4sqrt{2 %pi} {e^{-x_1^2over {2}} e^{-x_2^2over {2}}} &gt;
sqrt{2 %pi}{e^{-x_1^2over {32}} e^{-x_2^2over {32}}}newline

4{e^{-x_1^2over {2}} e^{-x_2^2over {2}}} &gt;
{e^{-x_1^2over {32}} e^{-x_2^2over {32}}}newline

ln( 4 ) -x_1^2over 2-x_2^2over 2 &gt; -x_1^2over 32-x_2^2over 32newline

ln( 4 )&gt; 15over32(x_1^2+ x_1^2)newline
{32ln( 4 )}over 15&gt;x_1^2 + x_2^2


</annotation>
  </semantics>
</math>
</file>

<file path=Object 17/content.xml><?xml version="1.0" encoding="utf-8"?>
<math xmlns="http://www.w3.org/1998/Math/MathML" display="block">
  <semantics>
    <mrow>
      <mrow>
        <msubsup>
          <mi>x</mi>
          <mn>1</mn>
          <mn>2</mn>
        </msubsup>
        <mo stretchy="false">+</mo>
        <msubsup>
          <mi>x</mi>
          <mn>2</mn>
          <mn>2</mn>
        </msubsup>
      </mrow>
      <mo stretchy="false">&lt;</mo>
      <mn>2.957</mn>
    </mrow>
    <annotation encoding="StarMath 5.0">x_1^2 + x_2^2&lt;2.957


</annotation>
  </semantics>
</math>
</file>

<file path=Object 2/content.xml><?xml version="1.0" encoding="utf-8"?>
<math xmlns="http://www.w3.org/1998/Math/MathML" display="block">
  <semantics>
    <mrow>
      <mi>E</mi>
      <mrow>
        <mrow>
          <mo fence="true" stretchy="false">(</mo>
          <mrow>
            <mi>B</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8</mn>
                  <mn>80</mn>
                </mfrac>
                <msub>
                  <mi>log</mi>
                  <mn>2</mn>
                </msub>
                <mrow>
                  <mfrac>
                    <mn>8</mn>
                    <mn>80</mn>
                  </mfrac>
                  <mo stretchy="false">+</mo>
                  <mfrac>
                    <mn>32</mn>
                    <mn>80</mn>
                  </mfrac>
                </mrow>
                <msub>
                  <mi>log</mi>
                  <mn>2</mn>
                </msub>
                <mrow>
                  <mfrac>
                    <mn>32</mn>
                    <mn>80</mn>
                  </mfrac>
                  <mo stretchy="false">+</mo>
                  <mfrac>
                    <mn>40</mn>
                    <mn>80</mn>
                  </mfrac>
                </mrow>
                <msub>
                  <mi>log</mi>
                  <mn>2</mn>
                </msub>
                <mfrac>
                  <mn>40</mn>
                  <mn>80</mn>
                </mfrac>
              </mrow>
            </mrow>
            <mo fence="true" stretchy="false">)</mo>
          </mrow>
        </mrow>
        <mo stretchy="false">=</mo>
        <mn>1.36</mn>
      </mrow>
    </mrow>
    <annotation encoding="StarMath 5.0">E( B )=- sum from i=0 to k(p_i log_2 p_i ) = -( 8over80log_2 8 over 80 + 32over80log_2 32 over 80+40over80log_2 40 over 80 ) = 1.36</annotation>
  </semantics>
</math>
</file>

<file path=Object 3/content.xml><?xml version="1.0" encoding="utf-8"?>
<math xmlns="http://www.w3.org/1998/Math/MathML" display="block">
  <semantics>
    <mrow>
      <mi>G</mi>
      <mrow>
        <mrow>
          <mo fence="true" stretchy="false">(</mo>
          <mrow>
            <mi>A</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10</mn>
                    <mn>2</mn>
                  </msup>
                  <msup>
                    <mn>80</mn>
                    <mn>2</mn>
                  </msup>
                </mfrac>
                <mo stretchy="false">+</mo>
                <mfrac>
                  <msup>
                    <mn>25</mn>
                    <mn>2</mn>
                  </msup>
                  <msup>
                    <mn>80</mn>
                    <mn>2</mn>
                  </msup>
                </mfrac>
                <mo stretchy="false">+</mo>
                <mfrac>
                  <msup>
                    <mn>45</mn>
                    <mn>2</mn>
                  </msup>
                  <msup>
                    <mn>80</mn>
                    <mn>2</mn>
                  </msup>
                </mfrac>
              </mrow>
            </mrow>
            <mo fence="true" stretchy="false">)</mo>
          </mrow>
        </mrow>
        <mo stretchy="false">=</mo>
        <mn>0.57</mn>
      </mrow>
    </mrow>
    <annotation encoding="StarMath 5.0">G( A ) = 1 - sum from i=0 to k p_i^2 = 1-( 10^2over80^2 + 25^2over80^2 + 45^2over80^2 )  = 0.57</annotation>
  </semantics>
</math>
</file>

<file path=Object 4/content.xml><?xml version="1.0" encoding="utf-8"?>
<math xmlns="http://www.w3.org/1998/Math/MathML" display="block">
  <semantics>
    <mrow>
      <mi>G</mi>
      <mrow>
        <mrow>
          <mo fence="true" stretchy="false">(</mo>
          <mrow>
            <mi>B</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8</mn>
                    <mn>2</mn>
                  </msup>
                  <msup>
                    <mn>80</mn>
                    <mn>2</mn>
                  </msup>
                </mfrac>
                <mo stretchy="false">+</mo>
                <mfrac>
                  <msup>
                    <mn>32</mn>
                    <mn>2</mn>
                  </msup>
                  <msup>
                    <mn>80</mn>
                    <mn>2</mn>
                  </msup>
                </mfrac>
                <mo stretchy="false">+</mo>
                <mfrac>
                  <msup>
                    <mn>40</mn>
                    <mn>2</mn>
                  </msup>
                  <msup>
                    <mn>80</mn>
                    <mn>2</mn>
                  </msup>
                </mfrac>
              </mrow>
            </mrow>
            <mo fence="true" stretchy="false">)</mo>
          </mrow>
        </mrow>
        <mo stretchy="false">=</mo>
        <mn>0.58</mn>
      </mrow>
    </mrow>
    <annotation encoding="StarMath 5.0">G( B ) = 1 - sum from i=0 to k p_i^2 = 1-( 8^2over80^2 + 32^2over80^2 + 40^2over80^2 )  = 0.58</annotation>
  </semantics>
</math>
</file>

<file path=Object 5/content.xml><?xml version="1.0" encoding="utf-8"?>
<math xmlns="http://www.w3.org/1998/Math/MathML" display="block">
  <semantics>
    <mrow>
      <mi>C</mi>
      <mrow>
        <mrow>
          <mo fence="true" stretchy="false">(</mo>
          <mrow>
            <mi>A</mi>
          </mrow>
          <mo fence="true" stretchy="false">)</mo>
        </mrow>
        <mo stretchy="false">=</mo>
        <mrow>
          <mn>1</mn>
          <mo stretchy="false">−</mo>
          <mi mathvariant="italic">max</mi>
        </mrow>
      </mrow>
      <mrow>
        <msub>
          <mi>p</mi>
          <mi>i</mi>
        </msub>
        <mo stretchy="false">=</mo>
        <mrow>
          <mn>1</mn>
          <mo stretchy="false">−</mo>
          <mfrac>
            <mn>45</mn>
            <mn>80</mn>
          </mfrac>
        </mrow>
        <mo stretchy="false">=</mo>
        <mn>0.44</mn>
      </mrow>
    </mrow>
    <annotation encoding="StarMath 5.0">C( A ) = 1-max p_i = 1-45over80 = 0.44
</annotation>
  </semantics>
</math>
</file>

<file path=Object 6/content.xml><?xml version="1.0" encoding="utf-8"?>
<math xmlns="http://www.w3.org/1998/Math/MathML" display="block">
  <semantics>
    <mrow>
      <mi>C</mi>
      <mrow>
        <mrow>
          <mo fence="true" stretchy="false">(</mo>
          <mrow>
            <mi>B</mi>
          </mrow>
          <mo fence="true" stretchy="false">)</mo>
        </mrow>
        <mo stretchy="false">=</mo>
        <mrow>
          <mn>1</mn>
          <mo stretchy="false">−</mo>
          <mi mathvariant="italic">max</mi>
        </mrow>
      </mrow>
      <mrow>
        <msub>
          <mi>p</mi>
          <mi>i</mi>
        </msub>
        <mo stretchy="false">=</mo>
        <mrow>
          <mn>1</mn>
          <mo stretchy="false">−</mo>
          <mfrac>
            <mn>40</mn>
            <mn>80</mn>
          </mfrac>
        </mrow>
        <mo stretchy="false">=</mo>
        <mn>0.5</mn>
      </mrow>
    </mrow>
    <annotation encoding="StarMath 5.0">C( B ) = 1-max p_i = 1-40over80 = 0.5
</annotation>
  </semantics>
</math>
</file>

<file path=Object 7/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C</mi>
              <mi>b</mi>
            </msub>
            <mrow>
              <mrow>
                <mo fence="true" stretchy="false">(</mo>
                <mrow>
                  <mi>p</mi>
                </mrow>
                <mo fence="true" stretchy="false">)</mo>
              </mrow>
              <mo stretchy="false">=</mo>
              <mrow>
                <mn>1</mn>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E_b(p)=- (p log_2 p + (1-p)log_2(1-p))newline
G_b(p)= 1-(p^2 + (1-p)^2)newline
C_b(p)= 1-p when p&gt;0.5newline
C_b(p)= p when p&lt;0.5</annotation>
  </semantics>
</math>
</file>

<file path=Object 8/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E</mi>
              <mi>b</mi>
            </msub>
            <mrow>
              <mrow>
                <mo fence="true" stretchy="false">(</mo>
                <mrow>
                  <mi>p</mi>
                </mrow>
                <mo fence="true" stretchy="false">)</mo>
              </mrow>
              <mo stretchy="false">=</mo>
              <mrow>
                <mo stretchy="false">−</mo>
                <mrow/>
              </mrow>
            </mrow>
            <mrow>
              <mfrac>
                <mrow>
                  <mi>p</mi>
                  <mi>ln</mi>
                  <mi>p</mi>
                </mrow>
                <mrow>
                  <mi>ln</mi>
                  <mn>2</mn>
                </mrow>
              </mfrac>
              <mo stretchy="false">−</mo>
              <mfrac>
                <mrow>
                  <mrow>
                    <mo fence="true" stretchy="false">(</mo>
                    <mrow>
                      <mrow>
                        <mn>1</mn>
                        <mo stretchy="false">−</mo>
                        <mi>p</mi>
                      </mrow>
                    </mrow>
                    <mo fence="true" stretchy="false">)</mo>
                  </mrow>
                  <mi>ln</mi>
                  <mrow>
                    <mo fence="true" stretchy="false">(</mo>
                    <mrow>
                      <mrow>
                        <mn>1</mn>
                        <mo stretchy="false">−</mo>
                        <mi>p</mi>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i>p</mi>
                  </mrow>
                  <mfrac>
                    <mn>1</mn>
                    <mi>p</mi>
                  </mfrac>
                </mrow>
                <mrow>
                  <mi>ln</mi>
                  <mn>2</mn>
                </mrow>
              </mfrac>
              <mo stretchy="false">−</mo>
              <mfrac>
                <mrow>
                  <mi>D</mi>
                  <mrow>
                    <mo fence="true" stretchy="false">[</mo>
                    <mrow>
                      <mrow>
                        <mn>1</mn>
                        <mo stretchy="false">−</mo>
                        <mi>p</mi>
                      </mrow>
                    </mrow>
                    <mo fence="true" stretchy="false">]</mo>
                  </mrow>
                  <mi>ln</mi>
                  <mrow>
                    <mrow>
                      <mo fence="true" stretchy="false">(</mo>
                      <mrow>
                        <mrow>
                          <mn>1</mn>
                          <mo stretchy="false">−</mo>
                          <mi>p</mi>
                        </mrow>
                      </mrow>
                      <mo fence="true" stretchy="false">)</mo>
                    </mrow>
                    <mo stretchy="false">+</mo>
                    <mrow>
                      <mo fence="true" stretchy="false">(</mo>
                      <mrow>
                        <mrow>
                          <mn>1</mn>
                          <mo stretchy="false">−</mo>
                          <mi>p</mi>
                        </mrow>
                      </mrow>
                      <mo fence="true" stretchy="false">)</mo>
                    </mrow>
                  </mrow>
                  <mi>D</mi>
                  <mrow>
                    <mo fence="true" stretchy="false">[</mo>
                    <mrow>
                      <mrow>
                        <mi>ln</mi>
                        <mrow>
                          <mo fence="true" stretchy="false">(</mo>
                          <mrow>
                            <mrow>
                              <mn>1</mn>
                              <mo stretchy="false">−</mo>
                              <mi>p</mi>
                            </mrow>
                          </mrow>
                          <mo fence="true" stretchy="false">)</mo>
                        </mrow>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row>
                      <mo fence="true" stretchy="false">(</mo>
                      <mrow>
                        <mrow>
                          <mn>1</mn>
                          <mo stretchy="false">−</mo>
                          <mi>p</mi>
                        </mrow>
                      </mrow>
                      <mo fence="true" stretchy="false">)</mo>
                    </mrow>
                  </mrow>
                  <mfrac>
                    <mn>1</mn>
                    <mrow>
                      <mn>1</mn>
                      <mo stretchy="false">−</mo>
                      <mi>p</mi>
                    </mrow>
                  </mfrac>
                  <mrow>
                    <mo fence="true" stretchy="false">(</mo>
                    <mrow>
                      <mrow>
                        <mo stretchy="false">−</mo>
                        <mn>1</mn>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n>1</mn>
                  </mrow>
                </mrow>
                <mrow>
                  <mi>ln</mi>
                  <mn>2</mn>
                </mrow>
              </mfrac>
            </mrow>
          </mrow>
        </mtd>
      </mtr>
      <mtr>
        <mtd>
          <mrow>
            <msub>
              <mi>E</mi>
              <mi>b</mi>
            </msub>
            <mi>'</mi>
            <mrow>
              <mrow>
                <mo fence="true" stretchy="false">(</mo>
                <mrow>
                  <mi>p</mi>
                </mrow>
                <mo fence="true" stretchy="false">)</mo>
              </mrow>
              <mo stretchy="false">=</mo>
              <mfrac>
                <mrow>
                  <mrow>
                    <mo stretchy="false">−</mo>
                    <mi>ln</mi>
                  </mrow>
                  <mrow>
                    <mi>p</mi>
                    <mo stretchy="false">+</mo>
                    <mi>ln</mi>
                  </mrow>
                  <mrow>
                    <mo fence="true" stretchy="false">(</mo>
                    <mrow>
                      <mrow>
                        <mn>1</mn>
                        <mo stretchy="false">−</mo>
                        <mi>p</mi>
                      </mrow>
                    </mrow>
                    <mo fence="true" stretchy="false">)</mo>
                  </mrow>
                </mrow>
                <mrow>
                  <mi>ln</mi>
                  <mn>2</mn>
                </mrow>
              </mfrac>
            </mrow>
          </mrow>
        </mtd>
      </mtr>
    </mtable>
    <annotation encoding="StarMath 5.0">E_b(p)=- (p log_2 p + (1-p)log_2(1-p))newline
E_b( p )=- {}{p ln p} over {ln 2} - { (1-p) ln (1-p)}over {ln 2}newline
E_b'( p )= -{}{ln p + p1over p}over { ln 2 }- {D[1-p]ln(1-p)+ (1-p)D[ln(1-p)]}over{ ln 2 }newline
E_b'( p )= -{}{ln p + 1 }over  { ln 2 } -  { -ln(1-p)+(1-p)1 over {1-p }( -1 )}over{ ln 2}newline
E_b'( p )=-{}{ln p + 1 }over  { ln 2 } -  { -ln(1-p)-1}over{ ln 2}newline
E_b'( p )={-ln p +ln(1-p)}over{ ln 2}
</annotation>
  </semantics>
</math>
</file>

<file path=Object 9/content.xml><?xml version="1.0" encoding="utf-8"?>
<math xmlns="http://www.w3.org/1998/Math/MathML" display="block">
  <semantics>
    <mtable>
      <mtr>
        <mtd>
          <mrow>
            <msub>
              <mi>E</mi>
              <mi>b</mi>
            </msub>
            <mi>'</mi>
            <mrow>
              <mrow>
                <mo fence="true" stretchy="false">(</mo>
                <mrow>
                  <mi>p</mi>
                </mrow>
                <mo fence="true" stretchy="false">)</mo>
              </mrow>
              <mo stretchy="false">=</mo>
              <mn>0</mn>
            </mrow>
          </mrow>
        </mtd>
      </mtr>
      <mtr>
        <mtd>
          <mrow>
            <mrow>
              <mo stretchy="false">−</mo>
              <mi>ln</mi>
            </mrow>
            <mrow>
              <mi>p</mi>
              <mo stretchy="false">+</mo>
              <mi>ln</mi>
            </mrow>
            <mrow>
              <mrow>
                <mo fence="true" stretchy="false">(</mo>
                <mrow>
                  <mrow>
                    <mn>1</mn>
                    <mo stretchy="false">−</mo>
                    <mi>p</mi>
                  </mrow>
                </mrow>
                <mo fence="true" stretchy="false">)</mo>
              </mrow>
              <mo stretchy="false">=</mo>
              <mn>0</mn>
            </mrow>
          </mrow>
        </mtd>
      </mtr>
      <mtr>
        <mtd>
          <mrow>
            <mi>ln</mi>
            <mrow>
              <mi>p</mi>
              <mo stretchy="false">=</mo>
              <mi>ln</mi>
            </mrow>
            <mrow>
              <mrow>
                <mo fence="true" stretchy="false">(</mo>
                <mrow>
                  <mrow>
                    <mn>1</mn>
                    <mo stretchy="false">−</mo>
                    <mi>p</mi>
                  </mrow>
                </mrow>
                <mo fence="true" stretchy="false">)</mo>
              </mrow>
              <mo stretchy="false">∣</mo>
              <mn>0</mn>
              <mo stretchy="false">≤</mo>
              <mi>p</mi>
              <mo stretchy="false">≤</mo>
              <mn>1</mn>
            </mrow>
          </mrow>
        </mtd>
      </mtr>
      <mtr>
        <mtd>
          <mrow>
            <mi>p</mi>
            <mo stretchy="false">=</mo>
            <mrow>
              <mn>1</mn>
              <mo stretchy="false">−</mo>
              <mi>p</mi>
            </mrow>
          </mrow>
        </mtd>
      </mtr>
      <mtr>
        <mtd>
          <mrow>
            <mi>p</mi>
            <mo stretchy="false">=</mo>
            <mn>0.5</mn>
          </mrow>
        </mtd>
      </mtr>
    </mtable>
    <annotation encoding="StarMath 5.0">E_b'( p )=0newline
-ln p +ln(1-p)=0newline
ln p = ln(1-p) divides 0&lt;=p&lt;=1newline
p = 1-p newline
p = 0.5


</annotation>
  </semantics>
</math>
</file>